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P2" style:family="paragraph" style:parent-style-name="Textkörper_20_Einrückung_20_Organon">
      <style:paragraph-properties fo:margin-left="0cm" fo:margin-right="0cm" fo:text-indent="0cm" style:auto-text-inden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8">
        <text:h text:style-name="Heading_20_4" text:outline-level="4"><text:bookmark-start text:name="__RefHeading___Toc62894_1640206654"/><text:alphabetical-index-mark-start text:id="IMark91222700"/>Html Export<text:bookmark-end text:name="__RefHeading___Toc62894_1640206654"/><text:alphabetical-index-mark-end text:id="IMark91222700"/></text:h>
        <text:p text:style-name="Textkörper_20_Einrückung_20_Organon">Organons Html Export ist eine Alternative zum Html Export von OO / LO. Organons Html Export erzeugt eine wesentlich reduziertere und besser gesetzte Ausgabe.</text:p>
        <text:p text:style-name="Textkörper_20_Einrückung_20_Organon">Die Idee war, eine Ausgabe zu erhalten, die per Copy und Paste in eigene Html Projekte schnell und einfach einzufügen ist.</text:p>
        <text:p text:style-name="Textkörper_20_Einrückung_20_Organon"/>
        <text:p text:style-name="Textkörper_20_Einrückung_20_Organon">Folgende Formatierungen können für die Ausgabe wahlweise ein- bzw. ausgeschaltet werden:</text:p>
        <text:list xml:id="list2145378132070122381" text:style-name="L1">
          <text:list-item>
            <text:p text:style-name="P1">Fett</text:p>
          </text:list-item>
          <text:list-item>
            <text:p text:style-name="P1">Kursiv</text:p>
          </text:list-item>
          <text:list-item>
            <text:p text:style-name="P1">Ausrichtung (links, rechts, zentriert, block)</text:p>
          </text:list-item>
          <text:list-item>
            <text:p text:style-name="P1">Überschriften</text:p>
          </text:list-item>
          <text:list-item>
            <text:p text:style-name="P1">Fußnoten</text:p>
          </text:list-item>
          <text:list-item>
            <text:p text:style-name="P1">Farben</text:p>
          </text:list-item>
          <text:list-item>
            <text:p text:style-name="P1">Hyperlinks</text:p>
          </text:list-item>
        </text:list>
        <text:p text:style-name="P2"/>
        <text:p text:style-name="P2">Andere Formatierungen (Zitate) oder Bilder werden (noch) nicht exportier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4:40.823000000</dc:date>
    <meta:editing-duration>P0D</meta:editing-duration>
    <meta:editing-cycles>1</meta:editing-cycles>
    <meta:document-statistic meta:table-count="0" meta:image-count="0" meta:object-count="0" meta:page-count="1" meta:paragraph-count="12" meta:word-count="85" meta:character-count="551" meta:non-whitespace-character-count="485"/>
    <meta:generator>LibreOffice/5.0.4.2$Windows_x86 LibreOffice_project/2b9802c1994aa0b7dc6079e128979269cf95bc78</meta:generator>
  </office:meta>
</office:document-meta>
</file>